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ocumentation:</text:p>
      <text:p text:style-name="P1"/>
      <text:p text:style-name="P1">Thank you for buying Female Character Pack!</text:p>
      <text:p text:style-name="P1"/>
      <text:p text:style-name="P1">A short description about the pack and what it contains:</text:p>
      <text:p text:style-name="P1"/>
      <text:p text:style-name="P1"><text:tab/>- 3 types of RPG characters, with 3 skins each: Warrior, Archer, Rogue.</text:p>
      <text:p text:style-name="P1">The models are low-poly, and they share the same material. Another material is shared by the weapons.</text:p>
      <text:p text:style-name="P1"><text:tab/>- 13 basic animations: 3 Idle animations, Run, Walk, 2 Attack animations for each character, Jump, </text:p>
      <text:p text:style-name="P1">Take damage, Death, 2 Throw animations and a Drink potion animation</text:p>
      <text:p text:style-name="P1"><text:tab/>- Each character has 3 visible inventory slots, so you can see the potions or the bombs that you are using. </text:p>
      <text:p text:style-name="P1">You can find the items in the Armature Hierarchy and you can replace them easily with other items from the pack, </text:p>
      <text:p text:style-name="P1">or your own items. In the same way, the Archer has 3 types of arrows that you can use, you just need to replace them in their Armature Hierarchy.</text:p>
      <text:p text:style-name="P1"><text:tab/>- A basic animator has been set up for you, so you can see and test the animations for yourself (the same one from the Web Demo). </text:p>
      <text:p text:style-name="P1">It's just a basic setup, no animation layers are included. Most likely, you will have to tweak or set up your own version of the controller.</text:p>
      <text:p text:style-name="P1"><text:tab/>- The models are set up using the humanoid rig system, to facilitate the process of adding your own animations to them.</text:p>
      <text:p text:style-name="P1"><text:tab/>- Some animations have been edited in Unity, to make some items visible or invisible at certain</text:p>
      <text:p text:style-name="P1">frames.</text:p>
      <text:p text:style-name="P1"/>
      <text:p text:style-name="P1">If you have suggestions, or you run in some trouble, don't hesitate to contact us:</text:p>
      <text:p text:style-name="P1"/>
      <text:p text:style-name="P1">https://www.facebook.com/SICSproduction/</text:p>
      <text:p text:style-name="P1"/>
      <text:p text:style-name="P1">We usually reply in a few hours.</text:p>
      <text:p text:style-name="P1"/>
      <text:p text:style-name="P1">Have fun using our products!</text:p>
      <text:p text:style-name="P1"/>
      <text:p text:style-name="P1">The SICS Production tea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